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63in" fo:margin-left="0.0458in" table:align="left"/>
    </style:style>
    <style:style style:name="Table1.A" style:family="table-column">
      <style:table-column-properties style:column-width="1.2917in"/>
    </style:style>
    <style:style style:name="Table1.B" style:family="table-column">
      <style:table-column-properties style:column-width="1.3438in"/>
    </style:style>
    <style:style style:name="Table1.C" style:family="table-column">
      <style:table-column-properties style:column-width="1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958in"/>
    </style:style>
    <style:style style:name="P1" style:family="paragraph" style:parent-style-name="Standard">
      <style:text-properties officeooo:rsid="00127e9a" officeooo:paragraph-rsid="00127e9a"/>
    </style:style>
    <style:style style:name="P2" style:family="paragraph" style:parent-style-name="Standard">
      <style:text-properties officeooo:rsid="00127e9a" officeooo:paragraph-rsid="00144eeb"/>
    </style:style>
    <style:style style:name="P3" style:family="paragraph" style:parent-style-name="Standard">
      <style:text-properties officeooo:rsid="00127e9a" officeooo:paragraph-rsid="0017573d"/>
    </style:style>
    <style:style style:name="P4" style:family="paragraph" style:parent-style-name="Standard">
      <style:text-properties officeooo:rsid="00127e9a" officeooo:paragraph-rsid="00210526"/>
    </style:style>
    <style:style style:name="P5" style:family="paragraph" style:parent-style-name="Standard">
      <style:text-properties officeooo:rsid="00127e9a" officeooo:paragraph-rsid="002146eb"/>
    </style:style>
    <style:style style:name="P6" style:family="paragraph" style:parent-style-name="Standard">
      <style:text-properties officeooo:rsid="00144eeb" officeooo:paragraph-rsid="00144eeb"/>
    </style:style>
    <style:style style:name="P7" style:family="paragraph" style:parent-style-name="Standard">
      <style:text-properties officeooo:rsid="00144eeb" officeooo:paragraph-rsid="00210526"/>
    </style:style>
    <style:style style:name="P8" style:family="paragraph" style:parent-style-name="Standard">
      <style:text-properties officeooo:rsid="001472ef" officeooo:paragraph-rsid="001472ef"/>
    </style:style>
    <style:style style:name="P9" style:family="paragraph" style:parent-style-name="Standard">
      <style:text-properties officeooo:rsid="001472ef" officeooo:paragraph-rsid="0024138a"/>
    </style:style>
    <style:style style:name="P10" style:family="paragraph" style:parent-style-name="Standard">
      <style:text-properties officeooo:rsid="0015579e" officeooo:paragraph-rsid="0015579e"/>
    </style:style>
    <style:style style:name="P11" style:family="paragraph" style:parent-style-name="Standard">
      <style:text-properties officeooo:rsid="00170dbc" officeooo:paragraph-rsid="00170dbc"/>
    </style:style>
    <style:style style:name="P12" style:family="paragraph" style:parent-style-name="Standard">
      <style:text-properties officeooo:rsid="0017573d" officeooo:paragraph-rsid="0017573d"/>
    </style:style>
    <style:style style:name="P13" style:family="paragraph" style:parent-style-name="Standard">
      <style:text-properties officeooo:rsid="001b0eb0" officeooo:paragraph-rsid="001b0eb0"/>
    </style:style>
    <style:style style:name="P14" style:family="paragraph" style:parent-style-name="Standard">
      <style:text-properties officeooo:rsid="001f0ffe" officeooo:paragraph-rsid="001f0ffe"/>
    </style:style>
    <style:style style:name="P15" style:family="paragraph" style:parent-style-name="Standard">
      <style:text-properties officeooo:rsid="00210526" officeooo:paragraph-rsid="00210526"/>
    </style:style>
    <style:style style:name="P16" style:family="paragraph" style:parent-style-name="Standard">
      <style:text-properties officeooo:rsid="0024138a" officeooo:paragraph-rsid="0024138a"/>
    </style:style>
    <style:style style:name="P17" style:family="paragraph" style:parent-style-name="Standard">
      <style:text-properties officeooo:rsid="00253a43" officeooo:paragraph-rsid="00253a43"/>
    </style:style>
    <style:style style:name="P18" style:family="paragraph" style:parent-style-name="Standard">
      <style:text-properties officeooo:rsid="0026524a" officeooo:paragraph-rsid="0026524a"/>
    </style:style>
    <style:style style:name="P19" style:family="paragraph" style:parent-style-name="Standard">
      <style:text-properties officeooo:rsid="0027fddb" officeooo:paragraph-rsid="0027fddb"/>
    </style:style>
    <style:style style:name="P20" style:family="paragraph" style:parent-style-name="Standard">
      <style:text-properties fo:font-variant="normal" fo:text-transform="none" fo:color="#1d2129" style:font-name="Helvetica" fo:font-size="10.5pt" fo:letter-spacing="normal" fo:font-style="normal" fo:font-weight="normal" officeooo:rsid="001472ef" officeooo:paragraph-rsid="001472ef"/>
    </style:style>
    <style:style style:name="P21" style:family="paragraph" style:parent-style-name="Standard">
      <style:text-properties officeooo:rsid="002810de" officeooo:paragraph-rsid="002810de"/>
    </style:style>
    <style:style style:name="P22" style:family="paragraph" style:parent-style-name="Table_20_Contents">
      <style:text-properties officeooo:rsid="0015579e" officeooo:paragraph-rsid="0015579e"/>
    </style:style>
    <style:style style:name="P23" style:family="paragraph" style:parent-style-name="Table_20_Contents">
      <style:text-properties officeooo:rsid="0015579e" officeooo:paragraph-rsid="00160a09"/>
    </style:style>
    <style:style style:name="P24" style:family="paragraph" style:parent-style-name="Table_20_Contents">
      <style:text-properties officeooo:rsid="00160a09" officeooo:paragraph-rsid="00160a09"/>
    </style:style>
    <style:style style:name="P25" style:family="paragraph" style:parent-style-name="Table_20_Contents">
      <style:text-properties officeooo:rsid="00170dbc" officeooo:paragraph-rsid="00170dbc"/>
    </style:style>
    <style:style style:name="P26" style:family="paragraph" style:parent-style-name="Standard">
      <style:paragraph-properties fo:break-before="page"/>
      <style:text-properties officeooo:rsid="0026524a" officeooo:paragraph-rsid="0026524a"/>
    </style:style>
    <style:style style:name="P27" style:family="paragraph" style:parent-style-name="Standard">
      <style:paragraph-properties fo:break-before="page"/>
      <style:text-properties fo:font-variant="normal" fo:text-transform="none" fo:color="#1d2129" style:font-name="Helvetica" fo:font-size="10.5pt" fo:letter-spacing="normal" fo:font-style="normal" fo:font-weight="normal" officeooo:rsid="001472ef" officeooo:paragraph-rsid="001472ef"/>
    </style:style>
    <style:style style:name="T1" style:family="text">
      <style:text-properties officeooo:rsid="00144eeb"/>
    </style:style>
    <style:style style:name="T2" style:family="text">
      <style:text-properties officeooo:rsid="001472ef"/>
    </style:style>
    <style:style style:name="T3" style:family="text">
      <style:text-properties officeooo:rsid="0015579e"/>
    </style:style>
    <style:style style:name="T4" style:family="text">
      <style:text-properties officeooo:rsid="00160a09"/>
    </style:style>
    <style:style style:name="T5" style:family="text">
      <style:text-properties officeooo:rsid="0017573d"/>
    </style:style>
    <style:style style:name="T6" style:family="text">
      <style:text-properties officeooo:rsid="0019d633"/>
    </style:style>
    <style:style style:name="T7" style:family="text">
      <style:text-properties officeooo:rsid="00210526"/>
    </style:style>
    <style:style style:name="T8" style:family="text">
      <style:text-properties officeooo:rsid="002146eb"/>
    </style:style>
    <style:style style:name="T9" style:family="text">
      <style:text-properties officeooo:rsid="0022d053"/>
    </style:style>
    <style:style style:name="T10" style:family="text">
      <style:text-properties officeooo:rsid="002413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Цель: <text:span text:style-name="T10">хранить иноформацию о всех сотрудниках, </text:span></text:p>
      <text:p text:style-name="P9">показывать разную информацию для разных пользователей</text:p>
      <text:p text:style-name="P9"/>
      <text:p text:style-name="P16">Клиент</text:p>
      <text:p text:style-name="P16">Сервер</text:p>
      <text:p text:style-name="P16">База Данных</text:p>
      <text:p text:style-name="P17">Local Storage</text:p>
      <text:p text:style-name="P8"/>
      <text:p text:style-name="P8">Допуск</text:p>
      <text:p text:style-name="P8">Уровень допуска 1 : вся информация доступна и на чтения и на редактирование</text:p>
      <text:p text:style-name="P8">Уровень допуска 2 : <text:span text:style-name="T3">часть информации скрыта, часть доступна только на чтение, часть можно редоктировать</text:span></text:p>
      <text:p text:style-name="P8">Уровень допуска 3 : <text:span text:style-name="T10">часть инфромации скрыта, <text:s/>доступна только на чтение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10">Сотрудники Поля</text:p>
          </table:table-cell>
          <table:table-cell table:style-name="Table1.A1" office:value-type="string">
            <text:p text:style-name="P22">1/ редактиров/ показывать</text:p>
          </table:table-cell>
          <table:table-cell table:style-name="Table1.A1" office:value-type="string">
            <text:p text:style-name="P22">2/ отд кадров</text:p>
          </table:table-cell>
          <table:table-cell table:style-name="Table1.A1" office:value-type="string">
            <text:p text:style-name="P22">3/ сотрудники</text:p>
          </table:table-cell>
          <table:table-cell table:style-name="Table1.E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>Уникальный номер 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Имя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Фамилия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Отчество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0">Дата рождения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Возраст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Должность 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Заметки директор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Нет нет </text:p>
          </table:table-cell>
          <table:table-cell table:style-name="Table1.A2" office:value-type="string">
            <text:p text:style-name="P23"><text:span text:style-name="T4">нет</text:span>/<text:span text:style-name="T4">нет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Заметки отд кадров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<text:span text:style-name="T4">нет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зарплат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<text:span text:style-name="T4">нет</text:span></text:p>
          </table:table-cell>
          <table:table-cell table:style-name="Table1.A2" office:value-type="string">
            <text:p text:style-name="P23"><text:span text:style-name="T4">нет</text:span>/<text:span text:style-name="T4">нет только свою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Фото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2">да/да</text:p>
          </table:table-cell>
          <table:table-cell table:style-name="Table1.A2" office:value-type="string">
            <text:p text:style-name="P23"><text:span text:style-name="T4">нет</text:span>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Телефон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Пароль</text:p>
          </table:table-cell>
          <table:table-cell table:style-name="Table1.A2" office:value-type="string">
            <text:p text:style-name="P25">нет/нет</text:p>
          </table:table-cell>
          <table:table-cell table:style-name="Table1.A2" office:value-type="string">
            <text:p text:style-name="P25">нет/нет</text:p>
          </table:table-cell>
          <table:table-cell table:style-name="Table1.A2" office:value-type="string">
            <text:p text:style-name="P25">нет/да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Адресс проживания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</table:table-cell>
        </table:table-row>
      </table:table>
      <text:p text:style-name="P10"/>
      <text:p text:style-name="P10"/>
      <text:p text:style-name="P8"/>
      <text:p text:style-name="P26">1. Страница авторизации</text:p>
      <text:p text:style-name="P18">2. Страница юзера</text:p>
      <text:p text:style-name="P18">3. Страница список всех сотрудников</text:p>
      <text:p text:style-name="P8"><text:s/></text:p>
      <text:p text:style-name="P8"/>
      <text:p text:style-name="P8"/>
      <text:p text:style-name="P21"/>
      <text:p text:style-name="P20"/>
      <text:p text:style-name="P20"/>
      <text:p text:style-name="P20"/>
      <text:p text:style-name="P20"/>
      <text:p text:style-name="P27"/>
      <text:p text:style-name="P20"/>
      <text:p text:style-name="P1">1.index. html </text:p>
      <text:p text:style-name="P1">1.1 ввести имя пользователя и пароль <text:s/></text:p>
      <text:p text:style-name="P1">1.2 <text:s/>ввести нового пользователя <text:s/>кнопка</text:p>
      <text:p text:style-name="P1"/>
      <text:p text:style-name="P14">получить доступ к елементам dom</text:p>
      <text:p text:style-name="P14"/>
      <text:p text:style-name="P14"/>
      <text:p text:style-name="P14"/>
      <text:p text:style-name="P6">Функции: </text:p>
      <text:p text:style-name="P4">function <text:span text:style-name="T9">doA</text:span>uthorization (имя пользователя. Пар<text:span text:style-name="T4">о</text:span>ль){} <text:span text:style-name="T1">возвращает <text:s/>уникальный номер юзера или</text:span></text:p>
      <text:p text:style-name="P15"/>
      <text:p text:style-name="P7"><text:s/>собщение Имя пользователя и пароль не совпадает обьект юзера и доступом</text:p>
      <text:p text:style-name="P2"/>
      <text:p text:style-name="P4"><text:span text:style-name="T7">2. </text:span>function <text:span text:style-name="T7">checkImput</text:span> <text:span text:style-name="T7">(value){}</text:span>провер<text:span text:style-name="T7">яет </text:span><text:s/>заполнен<text:span text:style-name="T7">ы ли поля ввода возвращает</text:span> <text:span text:style-name="T7">true, false</text:span></text:p>
      <text:p text:style-name="P5"><text:span text:style-name="T8">3. </text:span>getDataFromStorage (<text:span text:style-name="T8">) </text:span>вернет массив данныех <text:span text:style-name="T8">object </text:span>или <text:span text:style-name="T8">error</text:span></text:p>
      <text:p text:style-name="P5"><text:span text:style-name="T8">4. checkAuto</text:span>нужна функция которая проверить и найдет имя юзера и пароль юзера </text:p>
      <text:p text:style-name="P2"><text:tab/>// функция которая проверить совпарадет имя юзера и пароль изера оьект лож или лож</text:p>
      <text:p text:style-name="P2"><text:tab/>//если совпарадет возвражается обект если нет выводим введите правельно пароль</text:p>
      <text:p text:style-name="P2"><text:tab/>// фукция принимает обект возвращает отрисовку страницы с данными о юзере который залогинился и кнопкой поиск по сотрудникам список сотрудников</text:p>
      <text:p text:style-name="P2"><text:tab/>// при клике на кнопку фильтр что нужно найти с кнопкой отправить</text:p>
      <text:p text:style-name="P2"><text:tab/>// функция которая опять делает запрос к базе и возвражает результат обьект</text:p>
      <text:p text:style-name="P2"><text:tab/>// функция принимает обьект и смотрит уровень допуска отправляющего запрос отрисовует елементы построчно с данными о сотрудниках согласно уровня допуска</text:p>
      <text:p text:style-name="P2">// должно быть три отрисовки с разными уровнями допуска 1 2 3 </text:p>
      <text:p text:style-name="P2"><text:tab/>// по клику на сотрудника должно отдельно открыватся иноформация о сотруднике</text:p>
      <text:p text:style-name="P2"><text:tab/>// фукция принимает тег и создает елемент странички</text:p>
      <text:p text:style-name="P2"><text:tab/>// фукция принимает елемент родителя и созданный елемент отрисувует его как дочерний елемент</text:p>
      <text:p text:style-name="P2"/>
      <text:p text:style-name="P2">массив обьектов хранит уникальный номер пароль и имя юзера</text:p>
      <text:p text:style-name="P2"/>
      <text:p text:style-name="P3">функция <text:span text:style-name="T5">отобразить информация о юзере</text:span> (принимает <text:span text:style-name="T5">уникальный номер обьект) отрисовует таблицу с данными о вошедшем юзере</text:span></text:p>
      <text:p text:style-name="P3"/>
      <text:p text:style-name="P12">нужно отрисовать строку ФИО</text:p>
      <text:p text:style-name="P13">функция (обьект) визівает функцию отрисовующюю фото, строки…</text:p>
      <text:p text:style-name="P13">Нужна функция (принимает тег, ) отрисовует елемент с нужным тегом как дочерний</text:p>
      <text:p text:style-name="P13"/>
      <text:p text:style-name="P13">функция (уровень доступа. Массив данных) отрисовуюет данные </text:p>
      <text:p text:style-name="P13">фио должность уникальный код</text:p>
      <text:p text:style-name="P13"/>
      <text:p text:style-name="P13">при клике на код открывает общие данные доступные по доступу </text:p>
      <text:p text:style-name="P13"/>
      <text:p text:style-name="P12">Фото</text:p>
      <text:p text:style-name="P12">должность </text:p>
      <text:p text:style-name="P12">Доступ</text:p>
      <text:p text:style-name="P12"/>
      <text:p text:style-name="P12">и поле ввода Получить <text:span text:style-name="T6">и</text:span>нформацию о сотруднике и кнопку получить список всех сотрудников</text:p>
      <text:p text:style-name="P12"><text:soft-page-break/></text:p>
      <text:p text:style-name="P12">функция принамает ()</text:p>
      <text:p text:style-name="P12"><text:s/></text:p>
      <text:p text:style-name="P2"/>
      <text:p text:style-name="P2">функція відкрити данні пользователя ()</text:p>
      <text:p text:style-name="P2"/>
      <text:p text:style-name="P2"/>
      <text:p text:style-name="P2"/>
      <text:p text:style-name="P6">на страничке форма получить данные по сотрудникам с возможностью ввода имени и кнопка поиск <text:span text:style-name="T2">и кнопка получить общую таблице по сотрудникам</text:span></text:p>
      <text:p text:style-name="P6"/>
      <text:p text:style-name="P8">функция (Фамилию, Имя ) находить совпадение и возвращает массив данных с информацией </text:p>
      <text:p text:style-name="P8">ФИО Должность </text:p>
      <text:p text:style-name="P1"/>
      <text:p text:style-name="P8">1. Видеть список содтрудников</text:p>
      <text:p text:style-name="P8">2. Видеть детали по сотруднику по клику на сотрудника</text:p>
      <text:p text:style-name="P8"/>
      <text:p text:style-name="P1"/>
      <text:p text:style-name="P1"/>
      <text:p text:style-name="P1"/>
      <text:p text:style-name="P1"/>
      <text:p text:style-name="P1">2. Данны<text:span text:style-name="T10">е</text:span></text:p>
      <text:p text:style-name="P16">2.1Храним в базе данных MongoDB </text:p>
      <text:p text:style-name="P1">2.1 Данные пока храним в localstorage формат json</text:p>
      <text:p text:style-name="P11">массив обьектов</text:p>
      <text:p text:style-name="P1"/>
      <text:p text:style-name="P1"/>
      <text:p text:style-name="P16">3. Server Express</text:p>
      <text:p text:style-name="P1"/>
      <text:p text:style-name="P19">Добавить сотрудника кнопка у Отдела кадров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04:43.781848232</meta:creation-date>
    <meta:generator>LibreOffice/6.0.7.3$Linux_X86_64 LibreOffice_project/00m0$Build-3</meta:generator>
    <dc:date>2019-03-06T22:05:38.561659620</dc:date>
    <meta:editing-duration>PT10H29M2S</meta:editing-duration>
    <meta:editing-cycles>11</meta:editing-cycles>
    <meta:document-statistic meta:table-count="1" meta:image-count="0" meta:object-count="0" meta:page-count="4" meta:paragraph-count="111" meta:word-count="506" meta:character-count="3428" meta:non-whitespace-character-count="2997"/>
  </office:meta>
</office:document-meta>
</file>